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これはテストです。</text:p>
      <text:p text:style-name="Standard">うん、テスト。そう、これはテストなんです。</text:p>
      <text:p text:style-name="Standard">今日はいい加減に輪講の準備になるようなことをしなければ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IPA P明朝" style:font-size-asian="12pt" style:language-asian="ja" style:country-asian="JP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IPA Pゴシック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FreeBSD/i386 OpenOffice.org_project/680m5$Build-9073</meta:generator>
    <meta:initial-creator>Tom Tsuruhara</meta:initial-creator>
    <meta:creation-date>2006-10-08T18:42:59</meta:creation-date>
    <dc:creator>Tom Tsuruhara</dc:creator>
    <dc:date>2006-10-08T18:44:42</dc:date>
    <dc:language>en-US</dc:language>
    <meta:editing-cycles>2</meta:editing-cycles>
    <meta:editing-duration>PT1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5" meta:character-count="58"/>
  </office:meta>
</office:document-meta>
</file>